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svg:stroke-width="0.051cm" svg:stroke-color="#0000ff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1cm" svg:stroke-color="#000000" draw:marker-start-width="0.2cm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svg:stroke-width="0.051cm" svg:stroke-color="#99284c" draw:marker-start-width="0.2cm" draw:marker-end="Arrow" draw:marker-end-width="0.2cm" draw:fill="none" draw:fill-color="#ffffff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ashed" svg:stroke-width="0.051cm" svg:stroke-color="#99284c" draw:marker-end="Arrow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5.367cm" svg:y1="8.051cm" svg:x2="29.974cm" svg:y2="8.35cm" draw:start-shape="id1" draw:start-glue-point="10" draw:end-shape="id2" draw:end-glue-point="6" svg:d="m25367 8051 4607 299">
          <text:p/>
        </draw:connector>
        <draw:custom-shape draw:style-name="gr2" draw:text-style-name="P1" xml:id="id9" draw:id="id9" draw:layer="layout" svg:width="2.921cm" svg:height="1.397cm" svg:x="1.475cm" svg:y="9.96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921cm" svg:height="1.397cm" svg:x="1.475cm" svg:y="7.169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921cm" svg:height="1.397cm" svg:x="10.446cm" svg:y="7.169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921cm" svg:height="1.397cm" svg:x="6.001cm" svg:y="10.706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921cm" svg:height="1.397cm" svg:x="3.815cm" svg:y="3.47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921cm" svg:height="1.397cm" svg:x="10.446cm" svg:y="3.7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921cm" svg:height="1.397cm" svg:x="6.001cm" svg:y="7.169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921cm" svg:height="1.397cm" svg:x="10.446cm" svg:y="10.59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94cm" svg:y1="8.362cm" svg:x2="12.94cm" svg:y2="8.362cm" draw:start-shape="id3" draw:start-glue-point="9" draw:end-shape="id3" draw:end-glue-point="9" svg:d="m12940 8362">
          <text:p/>
        </draw:connector>
        <draw:custom-shape draw:style-name="gr4" draw:text-style-name="P1" draw:layer="layout" svg:width="3.683cm" svg:height="4.953cm" svg:x="1.094cm" svg:y="6.6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2.032cm" svg:x="5.747cm" svg:y="10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5.334cm" svg:x="10.192cm" svg:y="6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64cm" svg:height="9.144cm" svg:x="9.884cm" svg:y="3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0.446cm" svg:y1="7.868cm" svg:x2="8.922cm" svg:y2="7.868cm" draw:start-shape="id3" draw:start-glue-point="6" draw:end-shape="id4" draw:end-glue-point="10" svg:d="m10446 7868h-1524">
          <text:p/>
        </draw:connector>
        <draw:connector draw:style-name="gr6" draw:text-style-name="P2" draw:layer="layout" draw:type="line" svg:x1="11.907cm" svg:y1="7.169cm" svg:x2="11.907cm" svg:y2="5.102cm" draw:start-shape="id3" draw:start-glue-point="4" draw:end-shape="id5" draw:end-glue-point="8" svg:d="m11907 7169v-2067">
          <text:p text:style-name="P2">t <text:s text:c="2"/></text:p>
        </draw:connector>
        <draw:connector draw:style-name="gr6" draw:text-style-name="P2" draw:layer="layout" draw:type="line" svg:x1="11.907cm" svg:y1="8.566cm" svg:x2="11.907cm" svg:y2="10.598cm" draw:start-shape="id3" draw:start-glue-point="8" draw:end-shape="id6" draw:end-glue-point="4" svg:d="m11907 8566v2032">
          <text:p text:style-name="P2">x <text:s text:c="2"/></text:p>
        </draw:connector>
        <draw:connector draw:style-name="gr1" draw:text-style-name="P1" draw:layer="layout" draw:type="line" svg:x1="7.462cm" svg:y1="10.706cm" svg:x2="7.462cm" svg:y2="8.566cm" draw:start-shape="id7" draw:start-glue-point="4" draw:end-shape="id4" draw:end-glue-point="8" svg:d="m7462 10706v-2140">
          <text:p/>
        </draw:connector>
        <draw:connector draw:style-name="gr1" draw:text-style-name="P1" draw:layer="layout" draw:type="line" svg:x1="4.396cm" svg:y1="7.868cm" svg:x2="6.001cm" svg:y2="7.868cm" draw:start-shape="id8" draw:start-glue-point="10" draw:end-shape="id4" draw:end-glue-point="6" svg:d="m4396 7868h1605">
          <text:p/>
        </draw:connector>
        <draw:connector draw:style-name="gr6" draw:text-style-name="P1" draw:layer="layout" draw:type="line" svg:x1="2.936cm" svg:y1="8.566cm" svg:x2="2.936cm" svg:y2="9.963cm" draw:start-shape="id8" draw:start-glue-point="8" draw:end-shape="id9" draw:end-glue-point="4" svg:d="m2936 8566v1397">
          <text:p text:style-name="P1">x <text:s text:c="2"/></text:p>
        </draw:connector>
        <draw:connector draw:style-name="gr6" draw:text-style-name="P1" draw:layer="layout" draw:type="line" svg:x1="2.936cm" svg:y1="7.169cm" svg:x2="4.242cm" svg:y2="4.671cm" draw:start-shape="id8" draw:start-glue-point="4" draw:end-shape="id10" draw:end-glue-point="7" svg:d="m2936 7169 1306-2498">
          <text:p text:style-name="P1">t <text:s text:c="4"/></text:p>
        </draw:connector>
        <draw:connector draw:style-name="gr6" draw:text-style-name="P1" draw:layer="layout" draw:type="line" svg:x1="7.462cm" svg:y1="7.169cm" svg:x2="6.309cm" svg:y2="4.671cm" draw:start-shape="id4" draw:start-glue-point="4" draw:end-shape="id10" draw:end-glue-point="9" svg:d="m7462 7169-1153-2498">
          <text:p text:style-name="P1"><text:s text:c="7"/>top</text:p>
        </draw:connector>
        <draw:custom-shape draw:style-name="gr2" draw:text-style-name="P1" xml:id="id11" draw:id="id11" draw:layer="layout" svg:width="2.921cm" svg:height="1.397cm" svg:x="34.419cm" svg:y="7.651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921cm" svg:height="1.397cm" svg:x="29.974cm" svg:y="11.188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2.921cm" svg:height="1.397cm" svg:x="27.788cm" svg:y="3.9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921cm" svg:height="1.397cm" svg:x="34.419cm" svg:y="4.18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2.921cm" svg:height="1.397cm" svg:x="29.974cm" svg:y="7.65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921cm" svg:height="1.397cm" svg:x="34.419cm" svg:y="11.0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6.913cm" svg:y1="8.844cm" svg:x2="36.913cm" svg:y2="8.844cm" draw:start-shape="id11" draw:start-glue-point="9" draw:end-shape="id11" draw:end-glue-point="9" svg:d="m36913 8844">
          <text:p/>
        </draw:connector>
        <draw:custom-shape draw:style-name="gr4" draw:text-style-name="P1" draw:layer="layout" svg:width="3.429cm" svg:height="2.032cm" svg:x="29.72cm" svg:y="10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5.334cm" svg:x="34.165cm" svg:y="7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64cm" svg:height="9.144cm" svg:x="33.857cm" svg:y="3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4.419cm" svg:y1="8.35cm" svg:x2="32.895cm" svg:y2="8.35cm" draw:start-shape="id11" draw:start-glue-point="6" draw:end-shape="id2" draw:end-glue-point="10" svg:d="m34419 8350h-1524">
          <text:p/>
        </draw:connector>
        <draw:connector draw:style-name="gr6" draw:text-style-name="P2" draw:layer="layout" draw:type="line" svg:x1="35.88cm" svg:y1="7.651cm" svg:x2="35.88cm" svg:y2="5.584cm" draw:start-shape="id11" draw:start-glue-point="4" draw:end-shape="id12" draw:end-glue-point="8" svg:d="m35880 7651v-2067">
          <text:p text:style-name="P2">t <text:s text:c="2"/></text:p>
        </draw:connector>
        <draw:connector draw:style-name="gr6" draw:text-style-name="P2" draw:layer="layout" draw:type="line" svg:x1="35.88cm" svg:y1="9.048cm" svg:x2="35.88cm" svg:y2="11.08cm" draw:start-shape="id11" draw:start-glue-point="8" draw:end-shape="id13" draw:end-glue-point="4" svg:d="m35880 9048v2032">
          <text:p text:style-name="P2">x <text:s text:c="2"/></text:p>
        </draw:connector>
        <draw:connector draw:style-name="gr1" draw:text-style-name="P1" draw:layer="layout" draw:type="line" svg:x1="31.435cm" svg:y1="11.188cm" svg:x2="31.435cm" svg:y2="9.048cm" draw:start-shape="id14" draw:start-glue-point="4" draw:end-shape="id2" draw:end-glue-point="8" svg:d="m31435 11188v-2140">
          <text:p/>
        </draw:connector>
        <draw:connector draw:style-name="gr6" draw:text-style-name="P1" draw:layer="layout" draw:type="line" svg:x1="31.435cm" svg:y1="7.651cm" svg:x2="30.282cm" svg:y2="5.153cm" draw:start-shape="id2" draw:start-glue-point="4" draw:end-shape="id15" draw:end-glue-point="9" svg:d="m31435 7651-1153-2498">
          <text:p text:style-name="P1"><text:s text:c="7"/>top</text:p>
        </draw:connector>
        <draw:custom-shape draw:style-name="gr2" draw:text-style-name="P1" xml:id="id16" draw:id="id16" draw:layer="layout" svg:width="2.921cm" svg:height="1.397cm" svg:x="22.446cm" svg:y="10.14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921cm" svg:height="1.397cm" svg:x="22.446cm" svg:y="7.352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3.907cm" svg:y1="8.749cm" svg:x2="23.907cm" svg:y2="10.146cm" draw:start-shape="id1" draw:start-glue-point="8" draw:end-shape="id16" draw:end-glue-point="4" svg:d="m23907 8749v1397">
          <text:p text:style-name="P1">x <text:s text:c="2"/></text:p>
        </draw:connector>
        <draw:connector draw:style-name="gr6" draw:text-style-name="P1" draw:layer="layout" draw:type="line" svg:x1="23.907cm" svg:y1="7.352cm" svg:x2="27.788cm" svg:y2="4.659cm" draw:start-shape="id1" draw:start-glue-point="4" draw:end-shape="id15" draw:end-glue-point="6" svg:d="m23907 7352 3881-2693">
          <text:p text:style-name="P1">t <text:s text:c="4"/></text:p>
        </draw:connector>
        <draw:connector draw:style-name="gr6" draw:text-style-name="P1" draw:layer="layout" draw:type="line" svg:x1="27.609cm" svg:y1="7.851cm" svg:x2="28.215cm" svg:y2="5.153cm" draw:start-shape="id17" draw:start-glue-point="4" draw:end-shape="id15" draw:end-glue-point="7" svg:d="m27609 7851 606-2698">
          <text:p text:style-name="P1">t <text:s text:c="4"/></text:p>
        </draw:connector>
        <draw:connector draw:style-name="gr1" draw:text-style-name="P1" draw:layer="layout" draw:type="line" svg:x1="29.069cm" svg:y1="8.55cm" svg:x2="29.974cm" svg:y2="8.35cm" draw:start-shape="id17" draw:start-glue-point="10" draw:end-shape="id2" draw:end-glue-point="6" svg:d="m29069 8550 905-200">
          <text:p/>
        </draw:connector>
        <draw:custom-shape draw:style-name="gr7" draw:text-style-name="P1" xml:id="id18" draw:id="id18" draw:layer="layout" svg:width="2.921cm" svg:height="1.397cm" svg:x="26.148cm" svg:y="10.6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2.921cm" svg:height="1.397cm" svg:x="26.148cm" svg:y="7.851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683cm" svg:height="4.953cm" svg:x="22.067cm" svg:y="7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7.609cm" svg:y1="9.248cm" svg:x2="27.609cm" svg:y2="10.645cm" draw:start-shape="id17" draw:start-glue-point="8" draw:end-shape="id18" draw:end-glue-point="4" svg:d="m27609 9248v1397">
          <text:p text:style-name="P1">x <text:s text:c="2"/></text:p>
        </draw:connector>
        <draw:connector draw:style-name="gr1" draw:text-style-name="P1" draw:layer="layout" draw:type="line" svg:x1="49.982cm" svg:y1="8.341cm" svg:x2="51.889cm" svg:y2="8.34cm" draw:start-shape="id19" draw:start-glue-point="10" draw:end-shape="id20" draw:end-glue-point="6" svg:d="m49982 8341 1907-1">
          <text:p/>
        </draw:connector>
        <draw:custom-shape draw:style-name="gr2" draw:text-style-name="P1" xml:id="id21" draw:id="id21" draw:layer="layout" svg:width="2.921cm" svg:height="1.397cm" svg:x="56.334cm" svg:y="7.641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2.921cm" svg:height="1.397cm" svg:x="51.889cm" svg:y="11.178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7" draw:id="id27" draw:layer="layout" svg:width="2.921cm" svg:height="1.397cm" svg:x="47.076cm" svg:y="4.4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2.921cm" svg:height="1.397cm" svg:x="56.334cm" svg:y="4.1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2.921cm" svg:height="1.397cm" svg:x="51.889cm" svg:y="7.64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2.921cm" svg:height="1.397cm" svg:x="56.334cm" svg:y="11.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8.828cm" svg:y1="8.834cm" svg:x2="58.828cm" svg:y2="8.834cm" draw:start-shape="id21" draw:start-glue-point="9" draw:end-shape="id21" draw:end-glue-point="9" svg:d="m58828 8834">
          <text:p/>
        </draw:connector>
        <draw:custom-shape draw:style-name="gr4" draw:text-style-name="P1" draw:layer="layout" svg:width="3.429cm" svg:height="2.032cm" svg:x="51.635cm" svg:y="10.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5.334cm" svg:x="56.08cm" svg:y="7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64cm" svg:height="9.144cm" svg:x="55.772cm" svg:y="3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6.334cm" svg:y1="8.34cm" svg:x2="54.81cm" svg:y2="8.34cm" draw:start-shape="id21" draw:start-glue-point="6" draw:end-shape="id20" draw:end-glue-point="10" svg:d="m56334 8340h-1524">
          <text:p/>
        </draw:connector>
        <draw:connector draw:style-name="gr6" draw:text-style-name="P2" draw:layer="layout" draw:type="line" svg:x1="57.795cm" svg:y1="7.641cm" svg:x2="57.795cm" svg:y2="5.574cm" draw:start-shape="id21" draw:start-glue-point="4" draw:end-shape="id22" draw:end-glue-point="8" svg:d="m57795 7641v-2067">
          <text:p text:style-name="P2">t <text:s text:c="2"/></text:p>
        </draw:connector>
        <draw:connector draw:style-name="gr6" draw:text-style-name="P2" draw:layer="layout" draw:type="line" svg:x1="57.795cm" svg:y1="9.038cm" svg:x2="57.795cm" svg:y2="11.07cm" draw:start-shape="id21" draw:start-glue-point="8" draw:end-shape="id23" draw:end-glue-point="4" svg:d="m57795 9038v2032">
          <text:p text:style-name="P2">x <text:s text:c="2"/></text:p>
        </draw:connector>
        <draw:connector draw:style-name="gr1" draw:text-style-name="P1" draw:layer="layout" draw:type="line" svg:x1="53.35cm" svg:y1="11.178cm" svg:x2="53.35cm" svg:y2="9.038cm" draw:start-shape="id24" draw:start-glue-point="4" draw:end-shape="id20" draw:end-glue-point="8" svg:d="m53350 11178v-2140">
          <text:p/>
        </draw:connector>
        <draw:connector draw:style-name="gr6" draw:text-style-name="P1" draw:layer="layout" draw:type="line" svg:x1="53.35cm" svg:y1="7.641cm" svg:x2="53.333cm" svg:y2="5.631cm" draw:start-shape="id20" draw:start-glue-point="4" draw:end-shape="id25" draw:end-glue-point="8" svg:d="m53350 7641-17-2010">
          <text:p text:style-name="P1"><text:s text:c="7"/>top</text:p>
        </draw:connector>
        <draw:custom-shape draw:style-name="gr2" draw:text-style-name="P1" xml:id="id26" draw:id="id26" draw:layer="layout" svg:width="2.921cm" svg:height="1.397cm" svg:x="47.061cm" svg:y="10.43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921cm" svg:height="1.397cm" svg:x="47.061cm" svg:y="7.642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48.522cm" svg:y1="9.039cm" svg:x2="48.522cm" svg:y2="10.436cm" draw:start-shape="id19" draw:start-glue-point="8" draw:end-shape="id26" draw:end-glue-point="4" svg:d="m48522 9039v1397">
          <text:p text:style-name="P1">x <text:s text:c="2"/></text:p>
        </draw:connector>
        <draw:connector draw:style-name="gr6" draw:text-style-name="P1" draw:layer="layout" draw:type="line" svg:x1="48.522cm" svg:y1="7.642cm" svg:x2="48.537cm" svg:y2="5.804cm" draw:start-shape="id19" draw:start-glue-point="4" draw:end-shape="id27" draw:end-glue-point="8" svg:d="m48522 7642 15-1838">
          <text:p text:style-name="P1">t <text:s text:c="4"/></text:p>
        </draw:connector>
        <draw:custom-shape draw:style-name="gr7" draw:text-style-name="P1" xml:id="id25" draw:id="id25" draw:layer="layout" svg:width="2.921cm" svg:height="1.397cm" svg:x="51.872cm" svg:y="4.23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683cm" svg:height="4.953cm" svg:x="46.682cm" svg:y="7.3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8" draw:id="id28" draw:layer="layout" svg:width="2.921cm" svg:height="1.397cm" svg:x="70.604cm" svg:y="7.73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2.921cm" svg:height="1.397cm" svg:x="66.159cm" svg:y="11.267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2.921cm" svg:height="1.397cm" svg:x="66.127cm" svg:y="4.03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2.921cm" svg:height="1.397cm" svg:x="70.604cm" svg:y="4.26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2.921cm" svg:height="1.397cm" svg:x="66.159cm" svg:y="7.73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2.921cm" svg:height="1.397cm" svg:x="70.604cm" svg:y="11.15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3.098cm" svg:y1="8.923cm" svg:x2="73.098cm" svg:y2="8.923cm" draw:start-shape="id28" draw:start-glue-point="9" draw:end-shape="id28" draw:end-glue-point="9" svg:d="m73098 8923">
          <text:p/>
        </draw:connector>
        <draw:custom-shape draw:style-name="gr4" draw:text-style-name="P1" draw:layer="layout" svg:width="3.429cm" svg:height="2.032cm" svg:x="65.905cm" svg:y="10.9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5.334cm" svg:x="70.35cm" svg:y="7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64cm" svg:height="9.144cm" svg:x="70.042cm" svg:y="4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70.604cm" svg:y1="8.429cm" svg:x2="69.08cm" svg:y2="8.429cm" draw:start-shape="id28" draw:start-glue-point="6" draw:end-shape="id29" draw:end-glue-point="10" svg:d="m70604 8429h-1524">
          <text:p/>
        </draw:connector>
        <draw:connector draw:style-name="gr6" draw:text-style-name="P2" draw:layer="layout" draw:type="line" svg:x1="72.065cm" svg:y1="7.73cm" svg:x2="72.065cm" svg:y2="5.663cm" draw:start-shape="id28" draw:start-glue-point="4" draw:end-shape="id30" draw:end-glue-point="8" svg:d="m72065 7730v-2067">
          <text:p text:style-name="P2">t <text:s text:c="2"/></text:p>
        </draw:connector>
        <draw:connector draw:style-name="gr6" draw:text-style-name="P2" draw:layer="layout" draw:type="line" svg:x1="72.065cm" svg:y1="9.127cm" svg:x2="72.065cm" svg:y2="11.159cm" draw:start-shape="id28" draw:start-glue-point="8" draw:end-shape="id31" draw:end-glue-point="4" svg:d="m72065 9127v2032">
          <text:p text:style-name="P2">x <text:s text:c="2"/></text:p>
        </draw:connector>
        <draw:connector draw:style-name="gr1" draw:text-style-name="P1" draw:layer="layout" draw:type="line" svg:x1="67.62cm" svg:y1="11.267cm" svg:x2="67.62cm" svg:y2="9.127cm" draw:start-shape="id32" draw:start-glue-point="4" draw:end-shape="id29" draw:end-glue-point="8" svg:d="m67620 11267v-2140">
          <text:p/>
        </draw:connector>
        <draw:connector draw:style-name="gr6" draw:text-style-name="P1" draw:layer="layout" draw:type="line" svg:x1="67.62cm" svg:y1="7.73cm" svg:x2="67.588cm" svg:y2="5.436cm" draw:start-shape="id29" draw:start-glue-point="4" draw:end-shape="id33" draw:end-glue-point="8" svg:d="m67620 7730-32-2294">
          <text:p text:style-name="P1"><text:s text:c="7"/>top</text:p>
        </draw:connector>
        <draw:path draw:style-name="gr8" draw:text-style-name="P1" draw:layer="layout" svg:width="9.165cm" svg:height="12.544cm" draw:transform="skewX (0.42463860701022) rotate (-0.705985682431707) translate (15.4836826569472cm 6.52748916897852cm)" svg:viewBox="0 0 9166 12545" svg:d="m0 12545c9177-1 9166-12545 9166-12545">
          <text:p/>
        </draw:path>
        <draw:path draw:style-name="gr8" draw:text-style-name="P1" draw:layer="layout" svg:width="11.053cm" svg:height="15.076cm" draw:transform="skewX (0.445408025108953) rotate (-0.694466509368544) translate (18.2562277160131cm 5.44254478364731cm)" svg:viewBox="0 0 11054 15077" svg:d="m0 15077c11075-1 11054-15077 11054-15077">
          <text:p/>
        </draw:path>
        <draw:path draw:style-name="gr9" draw:text-style-name="P1" draw:layer="layout" svg:width="15.788cm" svg:height="7.043cm" draw:transform="rotate (-0.463733982254894) translate (32.821754063079cm -2.51514765676461cm)" svg:viewBox="0 0 15789 7044" svg:d="m0 7044c5793-4885 15789-7044 15789-7044">
          <text:p/>
        </draw:path>
        <draw:path draw:style-name="gr9" draw:text-style-name="P1" draw:layer="layout" svg:width="4.215cm" svg:height="22.619cm" draw:transform="skewX (0.0183259571459405) rotate (1.54548905264098) translate (23.956cm 6.633cm)" svg:viewBox="0 0 4216 22620" svg:d="m0 0c9396 4465 152 22620 152 22620">
          <text:p/>
        </draw:path>
        <draw:path draw:style-name="gr9" draw:text-style-name="P1" draw:layer="layout" svg:width="10.119cm" svg:height="24.563cm" draw:transform="rotate (-1.49103477997876) translate (51.8989721841813cm 2.7413163700037cm)" svg:viewBox="0 0 10120 24564" svg:d="m7620 24564c4263-5520 2875-13657-2655-14609s-6087-6729-3408-9955">
          <text:p/>
        </draw:path>
        <draw:path draw:style-name="gr9" draw:text-style-name="P1" draw:layer="layout" svg:width="21.751cm" svg:height="2.079cm" draw:transform="rotate (-0.0352556508902862) translate (48.59416698381cm 12.5432655924574cm)" svg:viewBox="0 0 21752 2080" svg:d="m0 5c1513 3250 19417 2238 21752-5">
          <text:p/>
        </draw:path>
        <draw:custom-shape draw:style-name="gr2" draw:text-style-name="P1" xml:id="id40" draw:id="id40" draw:layer="layout" svg:width="2.921cm" svg:height="1.397cm" svg:x="80.106cm" svg:y="10.50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2.921cm" svg:height="1.397cm" svg:x="80.106cm" svg:y="7.712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2.921cm" svg:height="1.397cm" svg:x="89.077cm" svg:y="7.712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2.921cm" svg:height="1.397cm" svg:x="84.632cm" svg:y="11.249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" draw:id="id41" draw:layer="layout" svg:width="2.921cm" svg:height="1.397cm" svg:x="82.446cm" svg:y="4.02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2.921cm" svg:height="1.397cm" svg:x="89.077cm" svg:y="4.24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2.921cm" svg:height="1.397cm" svg:x="84.632cm" svg:y="7.712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" draw:id="id37" draw:layer="layout" svg:width="2.921cm" svg:height="1.397cm" svg:x="89.077cm" svg:y="11.14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1.571cm" svg:y1="8.905cm" svg:x2="91.571cm" svg:y2="8.905cm" draw:start-shape="id34" draw:start-glue-point="9" draw:end-shape="id34" draw:end-glue-point="9" svg:d="m91571 8905">
          <text:p/>
        </draw:connector>
        <draw:custom-shape draw:style-name="gr4" draw:text-style-name="P1" draw:layer="layout" svg:width="3.683cm" svg:height="4.953cm" svg:x="79.725cm" svg:y="7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2.032cm" svg:x="84.378cm" svg:y="10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5.334cm" svg:x="88.823cm" svg:y="7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64cm" svg:height="9.144cm" svg:x="88.515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9.077cm" svg:y1="8.411cm" svg:x2="87.553cm" svg:y2="8.411cm" draw:start-shape="id34" draw:start-glue-point="6" draw:end-shape="id35" draw:end-glue-point="10" svg:d="m89077 8411h-1524">
          <text:p/>
        </draw:connector>
        <draw:connector draw:style-name="gr6" draw:text-style-name="P2" draw:layer="layout" draw:type="line" svg:x1="90.538cm" svg:y1="7.712cm" svg:x2="90.538cm" svg:y2="5.645cm" draw:start-shape="id34" draw:start-glue-point="4" draw:end-shape="id36" draw:end-glue-point="8" svg:d="m90538 7712v-2067">
          <text:p text:style-name="P2">t <text:s text:c="2"/></text:p>
        </draw:connector>
        <draw:connector draw:style-name="gr6" draw:text-style-name="P2" draw:layer="layout" draw:type="line" svg:x1="90.538cm" svg:y1="9.109cm" svg:x2="90.538cm" svg:y2="11.141cm" draw:start-shape="id34" draw:start-glue-point="8" draw:end-shape="id37" draw:end-glue-point="4" svg:d="m90538 9109v2032">
          <text:p text:style-name="P2">x <text:s text:c="2"/></text:p>
        </draw:connector>
        <draw:connector draw:style-name="gr1" draw:text-style-name="P1" draw:layer="layout" draw:type="line" svg:x1="86.093cm" svg:y1="11.249cm" svg:x2="86.093cm" svg:y2="9.109cm" draw:start-shape="id38" draw:start-glue-point="4" draw:end-shape="id35" draw:end-glue-point="8" svg:d="m86093 11249v-2140">
          <text:p/>
        </draw:connector>
        <draw:connector draw:style-name="gr1" draw:text-style-name="P1" draw:layer="layout" draw:type="line" svg:x1="83.027cm" svg:y1="8.411cm" svg:x2="84.632cm" svg:y2="8.411cm" draw:start-shape="id39" draw:start-glue-point="10" draw:end-shape="id35" draw:end-glue-point="6" svg:d="m83027 8411h1605">
          <text:p/>
        </draw:connector>
        <draw:connector draw:style-name="gr6" draw:text-style-name="P1" draw:layer="layout" draw:type="line" svg:x1="81.567cm" svg:y1="9.109cm" svg:x2="81.567cm" svg:y2="10.506cm" draw:start-shape="id39" draw:start-glue-point="8" draw:end-shape="id40" draw:end-glue-point="4" svg:d="m81567 9109v1397">
          <text:p text:style-name="P1">x <text:s text:c="2"/></text:p>
        </draw:connector>
        <draw:connector draw:style-name="gr6" draw:text-style-name="P1" draw:layer="layout" draw:type="line" svg:x1="81.567cm" svg:y1="7.712cm" svg:x2="82.873cm" svg:y2="5.214cm" draw:start-shape="id39" draw:start-glue-point="4" draw:end-shape="id41" draw:end-glue-point="7" svg:d="m81567 7712 1306-2498">
          <text:p text:style-name="P1">t <text:s text:c="4"/></text:p>
        </draw:connector>
        <draw:connector draw:style-name="gr6" draw:text-style-name="P1" draw:layer="layout" draw:type="line" svg:x1="86.093cm" svg:y1="7.712cm" svg:x2="84.94cm" svg:y2="5.214cm" draw:start-shape="id35" draw:start-glue-point="4" draw:end-shape="id41" draw:end-glue-point="9" svg:d="m86093 7712-1153-2498">
          <text:p text:style-name="P1"><text:s text:c="7"/>to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93.9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8:00:53</dc:date>
    <dc:creator>damien zufferey</dc:creator>
    <meta:generator>LibreOffice/3.5$Linux_X86_64 LibreOffice_project/350m1$Build-2</meta:generator>
    <meta:editing-duration>PT13M56S</meta:editing-duration>
    <meta:editing-cycles>4</meta:editing-cycles>
    <meta:document-statistic meta:object-count="111"/>
  </office:meta>
</office:document-meta>
</file>